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officeooo:rsid="00091801" officeooo:paragraph-rsid="00091801"/>
    </style:style>
    <style:style style:name="P2" style:family="paragraph" style:parent-style-name="Standard" style:list-style-name="WWNum1">
      <style:text-properties officeooo:paragraph-rsid="00091801"/>
    </style:style>
    <style:style style:name="P3" style:family="paragraph" style:parent-style-name="Standard">
      <style:text-properties officeooo:paragraph-rsid="00091801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106cm" style:contextual-spacing="false" fo:text-indent="0cm" style:auto-text-indent="false"/>
    </style:style>
    <style:style style:name="P6" style:family="paragraph" style:parent-style-name="Text_20_body">
      <style:text-properties officeooo:paragraph-rsid="00091801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91801" officeooo:paragraph-rsid="00091801"/>
    </style:style>
    <style:style style:name="P10" style:family="paragraph" style:parent-style-name="Text_20_body" style:list-style-name="L4">
      <style:paragraph-properties fo:margin-left="0cm" fo:margin-right="0cm" fo:margin-top="0cm" fo:margin-bottom="0.106cm" style:contextual-spacing="false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margin-top="0cm" fo:margin-bottom="0.106cm" style:contextual-spacing="false" fo:text-indent="0cm" style:auto-text-indent="fals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6">
      <style:paragraph-properties fo:margin-left="0cm" fo:margin-right="0cm" fo:margin-top="0cm" fo:margin-bottom="0.106cm" style:contextual-spacing="false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6">
      <style:paragraph-properties fo:margin-left="1.251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1">Тема:</text:span> <text:span text:style-name="T2">Корректность программ. Эталоны и методы проверки корректности</text:span></text:p>
      <text:p text:style-name="P3"><text:span text:style-name="T1">Цель задания:</text:span></text:p>
      <text:list text:style-name="WWNum1">
        <text:list-item>
          <text:p text:style-name="P2">Понять суть корректности программы и ее отличия от надежности.</text:p>
        </text:list-item>
        <text:list-item>
          <text:p text:style-name="P2">Узнать основные эталоны (спецификации) корректности.</text:p>
        </text:list-item>
        <text:list-item>
          <text:p text:style-name="P2">Познакомиться с базовыми методами проверки корректности (тестирование, статический анализ, доказательство инвариантов).</text:p>
        </text:list-item>
        <text:list-item>
          <text:p text:style-name="P2">Научиться применять простейшие методы (ручное тестирование, анализ предусловий/постусловий) для оценки кода.</text:p>
        </text:list-item>
      </text:list>
      <text:p text:style-name="P3"><text:span text:style-name="T1">Теоретическая часть </text:span></text:p>
      <text:p text:style-name="P6"><text:span text:style-name="T3">Программа считается </text:span><text:span text:style-name="Strong_20_Emphasis"><text:span text:style-name="T3">корректной</text:span></text:span><text:span text:style-name="T3">, если она удовлетворяет своей </text:span><text:span text:style-name="Strong_20_Emphasis"><text:span text:style-name="T3">формальной спецификации</text:span></text:span><text:span text:style-name="T3">. Это означает, что для </text:span><text:span text:style-name="Emphasis"><text:span text:style-name="T3">всех </text:span></text:span><text:span text:style-name="T3">допустимых входных данных (удовлетворяющих предусловиям) программа завершает свою работу и выдает результат, соответствующий постусловиям и функциональным требованиям спецификации.</text:span></text:p>
      <text:list text:style-name="L1">
        <text:list-item>
          <text:p text:style-name="P5"><text:span text:style-name="Strong_20_Emphasis">Корректность vs Надежность:</text:span></text:p>
          <text:list>
            <text:list-item>
              <text:p text:style-name="P4"><text:span text:style-name="Strong_20_Emphasis">Корректность</text:span>- это <text:span text:style-name="Emphasis">функциональное </text:span>свойство: делает ли программа то, что <text:span text:style-name="Emphasis">предназначено </text:span>делать (согласно спецификации)?</text:p>
            </text:list-item>
            <text:list-item>
              <text:p text:style-name="P4"><text:span text:style-name="Strong_20_Emphasis">Надежность —</text:span> это <text:span text:style-name="Emphasis">операционное </text:span>свойство: как часто программа <text:span text:style-name="Emphasis">отказывает </text:span>(выдает ошибку, аварийно завершается, зависает) при работе в <text:span text:style-name="Emphasis">реальных </text:span>условиях, включая недопустимые входные данные, сбои оборудования и т.д. Надежная программа устойчива к сбоям.</text:p>
            </text:list-item>
          </text:list>
        </text:list-item>
      </text:list>
      <text:p text:style-name="P7"><text:span text:style-name="Strong_20_Emphasis">Что такое спецификация и зачем она нужна? </text:span>Спецификация — это <text:span text:style-name="Emphasis">формальное или неформальное описание </text:span>того, <text:span text:style-name="Strong_20_Emphasis">что </text:span>должна делать программа (ее функциональность, ограничения, поведение), без описания <text:span text:style-name="Strong_20_Emphasis">как </text:span>она это делает (реализация). Она необходима для определения корректности, так как является <text:span text:style-name="Emphasis">эталоном</text:span>, с которым сравнивается фактическое поведение программы. Без спецификации невозможно однозначно сказать, корректна ли программа. </text:p>
      <text:p text:style-name="P7"/>
      <text:p text:style-name="P7"><text:span text:style-name="Strong_20_Emphasis">Виды спецификаций :</text:span></text:p>
      <text:list text:style-name="L3">
        <text:list-item>
          <text:list>
            <text:list-item>
              <text:p text:style-name="P8"><text:span text:style-name="Strong_20_Emphasis">Функциональные требования:</text:span> Описывают <text:span text:style-name="Emphasis">что</text:span> система/функция должна делать, какие задачи решать (например, "Пользователь может сохранить документ в формате PDF").</text:p>
            </text:list-item>
            <text:list-item>
              <text:p text:style-name="P8"><text:span text:style-name="Strong_20_Emphasis">Предусловие (Precondition):</text:span> Условия, которые <text:span text:style-name="Emphasis">должны быть истинны </text:span><text:span text:style-name="Emphasis"><text:span text:style-name="Strong_20_Emphasis">перед</text:span></text:span> вызовом функции/метода/операции. Гарантии, которые функция требует от вызывающего кода. (Пример: "Аргумент <text:span text:style-name="Source_20_Text"><text:span text:style-name="T4">numbers</text:span></text:span> не <text:span text:style-name="Source_20_Text"><text:span text:style-name="T4">null</text:span></text:span>", "<text:span text:style-name="Source_20_Text"><text:span text:style-name="T4">index &gt;= 0</text:span></text:span>").</text:p>
            </text:list-item>
            <text:list-item>
              <text:p text:style-name="P8"><text:span text:style-name="Strong_20_Emphasis">Постусловие (Postcondition):</text:span> Условия, которые <text:span text:style-name="Emphasis">гарантированно будут истинны </text:span><text:span text:style-name="Emphasis"><text:span text:style-name="Strong_20_Emphasis">после</text:span></text:span> успешного выполнения функции/метода/операции, <text:span text:style-name="Emphasis">если были выполнены предусловия</text:span>. Описывает результат и состояние системы. (Пример: "Возвращаемое значение равно сумме элементов массива, деленной на их количество", "Элемент был добавлен в коллекцию").</text:p>
            </text:list-item>
            <text:list-item>
              <text:p text:style-name="P8"><text:span text:style-name="Strong_20_Emphasis">Инвариант (Invariant):</text:span> Условие, которое <text:span text:style-name="Emphasis">всегда истинно</text:span> в определенных точках выполнения программы (чаще всего - в начале и конце каждой итерации цикла, до и после вызова метода класса). Описывает <text:span text:style-name="Emphasis">неизменное</text:span> свойство данных или состояния объекта. (Пример: "Размер массива <text:span text:style-name="Source_20_Text"><text:span text:style-name="T4">capacity</text:span></text:span> всегда &gt;= <text:span text:style-name="Source_20_Text"><text:span text:style-name="T4">size</text:span></text:span>", "Баланс счета &gt;= 0").</text:p>
            </text:list-item>
          </text:list>
        </text:list-item>
      </text:list>
      <text:p text:style-name="P9"><text:span text:style-name="Strong_20_Emphasis">Спецификация для </text:span><text:span text:style-name="Strong_20_Emphasis"><text:span text:style-name="Source_20_Text"><text:span text:style-name="T4">calculate_positive_average(numbers)</text:span></text:span></text:span>:</text:p>
      <text:list text:style-name="L4">
        <text:list-item>
          <text:list>
            <text:list-item>
              <text:p text:style-name="P10"><text:soft-page-break/><text:span text:style-name="Strong_20_Emphasis">Предусловие:</text:span></text:p>
              <text:list>
                <text:list-item>
                  <text:p text:style-name="P11"><text:span text:style-name="Source_20_Text"><text:span text:style-name="T4">numbers</text:span></text:span> не является <text:span text:style-name="Source_20_Text"><text:span text:style-name="T4">null</text:span></text:span>.</text:p>
                </text:list-item>
                <text:list-item>
                  <text:p text:style-name="P11"><text:span text:style-name="Source_20_Text"><text:span text:style-name="T4">numbers</text:span></text:span> - это массив/список чисел (целых или вещественных).</text:p>
                </text:list-item>
                <text:list-item>
                  <text:p text:style-name="P11">Массив <text:span text:style-name="Source_20_Text"><text:span text:style-name="T4">numbers</text:span></text:span> содержит <text:span text:style-name="Strong_20_Emphasis">хотя бы один положительный элемент</text:span> (<text:span text:style-name="Source_20_Text"><text:span text:style-name="T4">numbers.length &gt; 0</text:span></text:span> не достаточно, так как нужен именно <text:span text:style-name="Emphasis">положительный</text:span> элемент).</text:p>
                </text:list-item>
                <text:list-item>
                  <text:p text:style-name="P11"><text:span text:style-name="Emphasis">(Опционально, но желательно для надежности):</text:span> Массив содержит <text:span text:style-name="Emphasis">только</text:span> числа (проверка типов, если язык позволяет нечисловые элементы).</text:p>
                </text:list-item>
              </text:list>
            </text:list-item>
            <text:list-item>
              <text:p text:style-name="P10"><text:span text:style-name="Strong_20_Emphasis">Постусловие:</text:span></text:p>
              <text:list>
                <text:list-item>
                  <text:p text:style-name="P11">Возвращаемое значение является вещественным числом.</text:p>
                </text:list-item>
                <text:list-item>
                  <text:p text:style-name="P11">Возвращаемое значение равно <text:span text:style-name="Strong_20_Emphasis">среднему арифметическому всех </text:span><text:span text:style-name="Strong_20_Emphasis"><text:span text:style-name="Emphasis">положительных</text:span></text:span><text:span text:style-name="Strong_20_Emphasis"> элементов</text:span> массива <text:span text:style-name="Source_20_Text"><text:span text:style-name="T4">numbers</text:span></text:span>.</text:p>
                </text:list-item>
                <text:list-item>
                  <text:p text:style-name="P11">Отрицательные элементы и нули игнорируются в расчете.</text:p>
                </text:list-item>
                <text:list-item>
                  <text:p text:style-name="P11"><text:span text:style-name="Emphasis">(Важное следствие из предусловия):</text:span> Поскольку предусловие гарантирует наличие хотя бы одного положительного элемента, функция <text:span text:style-name="Emphasis">не</text:span> возвращает ошибку деления на ноль и результат корректен.</text:p>
                </text:list-item>
              </text:list>
            </text:list-item>
          </text:list>
        </text:list-item>
      </text:list>
      <text:h text:style-name="P1" text:outline-level="3">Методы Проверки Корректности</text:h>
      <text:list text:style-name="L5">
        <text:list-item>
          <text:p text:style-name="P12"><text:span text:style-name="Strong_20_Emphasis">Тестирование:</text:span></text:p>
          <text:list>
            <text:list-item>
              <text:p text:style-name="P13"><text:span text:style-name="Strong_20_Emphasis">Суть:</text:span> Выполнение программы (или ее части) на <text:span text:style-name="Strong_20_Emphasis">конкретном наборе входных данных</text:span> (тестовых случаях) и проверка, что фактические результаты совпадают с ожидаемыми.</text:p>
            </text:list-item>
            <text:list-item>
              <text:p text:style-name="P13"><text:span text:style-name="Strong_20_Emphasis">Сильные стороны:</text:span> Относительно простое применение, наглядно демонстрирует наличие ошибок на конкретных данных, подходит для разных уровней (юнит, интеграционное, системное тестирование), автоматизация.</text:p>
            </text:list-item>
            <text:list-item>
              <text:p text:style-name="P13"><text:span text:style-name="Strong_20_Emphasis">Слабые стороны:</text:span> Проверяет <text:span text:style-name="Strong_20_Emphasis">только</text:span> заданные тестовые случаи. <text:span text:style-name="Strong_20_Emphasis">Не гарантирует</text:span> отсутствия ошибок на других входах ("отладка показывает наличие ошибок, но не их отсутствие" - Дейкстра). Создание полного набора тестов, покрывающего все возможные пути и входы, часто невозможно. Трудно проверить нефункциональные свойства (безопасность, живучесть).</text:p>
            </text:list-item>
            <text:list-item>
              <text:p text:style-name="P13"><text:span text:style-name="Strong_20_Emphasis">Тестовый сценарий/Тест-кейс:</text:span> Конкретный экземпляр теста, включающий: 1) <text:span text:style-name="Strong_20_Emphasis">Входные данные</text:span>, 2) <text:span text:style-name="Strong_20_Emphasis">Шаги выполнения</text:span>, 3) <text:span text:style-name="Strong_20_Emphasis">Ожидаемый результат</text:span> (выходные данные, состояние системы), 4) <text:span text:style-name="Strong_20_Emphasis">Предусловия</text:span> (начальное состояние системы), 5) <text:span text:style-name="Strong_20_Emphasis">Постусловия</text:span> (финальное состояние системы).</text:p>
            </text:list-item>
          </text:list>
        </text:list-item>
        <text:list-item>
          <text:p text:style-name="P12"><text:span text:style-name="Strong_20_Emphasis">Статический Анализ:</text:span></text:p>
          <text:list>
            <text:list-item>
              <text:p text:style-name="P13"><text:span text:style-name="Strong_20_Emphasis">Суть:</text:span> Анализ <text:span text:style-name="Strong_20_Emphasis">исходного кода</text:span> (или промежуточного представления) программы <text:span text:style-name="Strong_20_Emphasis">без ее выполнения</text:span>. Инструменты (анализаторы) исследуют код на предмет потенциальных ошибок, уязвимостей, нарушений стиля, сложности, используя различные техники (анализ потока данных, символьное выполнение, линтинг, анализ типов).</text:p>
            </text:list-item>
            <text:list-item>
              <text:p text:style-name="P13"><text:span text:style-name="Strong_20_Emphasis">Выявляемые ошибки:</text:span> Синтаксические ошибки (часто), ошибки типизации (в статически типизированных языках), потенциальные NullPointerException (или <text:soft-page-break/>аналоги), утечки ресурсов (память, файлы), нарушения безопасности (SQLi, XSS), дедлоки, гонки данных (в продвинутых анализаторах), неиспользуемый код, нарушение стандартов кодирования.</text:p>
            </text:list-item>
            <text:list-item>
              <text:p text:style-name="P12"><text:span text:style-name="Strong_20_Emphasis">Примеры инструментов/ошибок:</text:span></text:p>
              <text:list>
                <text:list-item>
                  <text:p text:style-name="P13"><text:span text:style-name="Strong_20_Emphasis">Инструмент:</text:span> SonarQube, ESLint (JavaScript), Pylint (Python), FindBugs/SpotBugs (Java), Clang Static Analyzer (C/C++).</text:p>
                </text:list-item>
                <text:list-item>
                  <text:p text:style-name="P13"><text:span text:style-name="Strong_20_Emphasis">Тип ошибки:</text:span> Анализатор может обнаружить: <text:span text:style-name="Source_20_Text"><text:span text:style-name="T4">int x = 10 / 0;</text:span></text:span> (деление на ноль), обращение к <text:span text:style-name="Source_20_Text"><text:span text:style-name="T4">array[-1]</text:span></text:span> (выход за границы), <text:span text:style-name="Source_20_Text"><text:span text:style-name="T4">if (x = 5) { ... }</text:span></text:span> (присваивание вместо сравнения), потенциальную утечку памяти из-за незакрытого файла.</text:p>
                </text:list-item>
              </text:list>
            </text:list-item>
          </text:list>
        </text:list-item>
      </text:list>
      <text:p text:style-name="P9"><text:span text:style-name="Strong_20_Emphasis">Формальные Методы (Доказательство Корректности):</text:span></text:p>
      <text:list text:style-name="L6">
        <text:list-item>
          <text:list>
            <text:list-item>
              <text:p text:style-name="P15"><text:span text:style-name="Strong_20_Emphasis">Идея:</text:span> Математически строгое <text:span text:style-name="Strong_20_Emphasis">доказательство</text:span> того, что программа удовлетворяет своей формальной спецификации. Использует аппарат математической логики (исчисление предикатов, теорию моделей, алгебру, теорию графов) и формальные системы (логику Хоара, исчисление процессов, темпоральную логику). Для каждой конструкции языка (присваивание, условие, цикл) существуют формальные правила вывода.</text:p>
            </text:list-item>
            <text:list-item>
              <text:p text:style-name="P15"><text:span text:style-name="Strong_20_Emphasis">Инвариант Цикла:</text:span> Это <text:span text:style-name="Strong_20_Emphasis">предикат</text:span> (условие), который <text:span text:style-name="Emphasis">остается истинным</text:span> <text:span text:style-name="Strong_20_Emphasis">перед каждой итерацией</text:span> цикла, <text:span text:style-name="Strong_20_Emphasis">в течение выполнения тела</text:span> цикла (при условии, что он был истинен в начале итерации) и <text:span text:style-name="Strong_20_Emphasis">после выхода</text:span> из цикла. Он описывает <text:span text:style-name="Emphasis">неизменное</text:span> отношение между переменными цикла и данными, которые он обрабатывает.</text:p>
            </text:list-item>
            <text:list-item>
              <text:p text:style-name="P14"><text:span text:style-name="Strong_20_Emphasis">Зачем нужен:</text:span> Инвариант цикла - <text:span text:style-name="Strong_20_Emphasis">ключевой инструмент</text:span> для доказательства корректности циклов. Он позволяет:</text:p>
              <text:list>
                <text:list-item>
                  <text:p text:style-name="P15"><text:span text:style-name="Strong_20_Emphasis">Доказать частичную корректность:</text:span> Если цикл завершается, то его результат будет правильным (удовлетворять постусловию цикла).</text:p>
                </text:list-item>
                <text:list-item>
                  <text:p text:style-name="P15"><text:span text:style-name="Strong_20_Emphasis">(В сочетании с вариантом цикла) Доказать полную корректность:</text:span> Доказать, что цикл не только дает правильный результат, но и <text:span text:style-name="Emphasis">обязательно завершается</text:span>.</text:p>
                </text:list-item>
              </text:list>
            </text:list-item>
          </text:list>
        </text:list-item>
        <text:list-item>
          <text:p text:style-name="P14"><text:span text:style-name="Strong_20_Emphasis">Сравнение Методов:</text:span></text:p>
          <text:list>
            <text:list-item>
              <text:p text:style-name="P14"><text:span text:style-name="Strong_20_Emphasis">Небольшая функция:</text:span> Наиболее подходящим методом является <text:span text:style-name="Strong_20_Emphasis">комбинация юнит-тестирования и статического анализа</text:span>.</text:p>
            </text:list-item>
          </text:list>
        </text:list-item>
        <text:list-item>
          <text:p text:style-name="P16"><text:span text:style-name="Strong_20_Emphasis"><text:span text:style-name="T4">Большая система:</text:span></text:span><text:span text:style-name="T4"> Необходим </text:span><text:span text:style-name="Strong_20_Emphasis"><text:span text:style-name="T4">комплексный подход</text:span></text:span><text:span text:style-name="T4">, но наиболее подходящим </text:span><text:span text:style-name="Strong_20_Emphasis"><text:span text:style-name="T4">ядром</text:span></text:span><text:span text:style-name="T4"> являются </text:span><text:span text:style-name="Strong_20_Emphasis"><text:span text:style-name="T4">интеграционное/системное тестирование и статический анализ</text:span></text:span><text:span text:style-name="T4">.</text:span></text:p>
        </text:list-item>
      </text:list>
      <text:p text:style-name="P18"><text:span text:style-name="T4"/></text:p>
      <text:p text:style-name="P7"/>
      <text:p text:style-name="P7"/>
      <text:p text:style-name="P9"/>
      <text:p text:style-name="P7"/>
      <text:p text:style-name="P3"><text:span text:style-name="T1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8:15:45.992147358</meta:creation-date>
    <dc:date>2025-06-04T08:30:55.435730129</dc:date>
    <meta:editing-duration>PT15M9S</meta:editing-duration>
    <meta:editing-cycles>1</meta:editing-cycles>
    <meta:document-statistic meta:table-count="0" meta:image-count="0" meta:object-count="0" meta:page-count="3" meta:paragraph-count="49" meta:word-count="844" meta:character-count="6847" meta:non-whitespace-character-count="6088"/>
    <meta:generator>LibreOffice/7.6.4.1$Linux_X86_64 LibreOffice_project/60$Build-1</meta:generator>
  </office:meta>
</office:document-meta>
</file>